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6" style:family="table-cell" style:parent-style-name="Default">
      <style:table-cell-properties fo:border="0.06pt solid #333333"/>
      <style:text-properties fo:color="#c9211e"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9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9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aja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IN PROGRESS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, la funcion de la clase deberia de estar en el modelo, y no aparte, lo he liado un po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d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uncion calcular balance</text:p>
          </table:table-cell>
          <table:table-cell table:number-columns-repeated="8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20:37:30.50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7-27T00:26:01.585000000</dc:date>
    <meta:editing-duration>P1DT29M16S</meta:editing-duration>
    <meta:editing-cycles>33</meta:editing-cycles>
    <meta:generator>LibreOffice/7.1.1.2$Windows_X86_64 LibreOffice_project/fe0b08f4af1bacafe4c7ecc87ce55bb426164676</meta:generator>
    <meta:document-statistic meta:table-count="1" meta:cell-count="128" meta:object-count="0"/>
  </office:meta>
</office:document-meta>
</file>